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Pictures/10000201000000740000006FB6E6A6F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81cm" fo:break-before="auto" fo:break-after="auto" table:align="center" fo:background-color="transparent" style:shadow="none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2.805cm"/>
    </style:style>
    <style:style style:name="Tabella1.C" style:family="table-column">
      <style:table-column-properties style:column-width="4.382cm"/>
    </style:style>
    <style:style style:name="Tabella1.D" style:family="table-column">
      <style:table-column-properties style:column-width="1.018cm"/>
    </style:style>
    <style:style style:name="Tabella1.E" style:family="table-column">
      <style:table-column-properties style:column-width="1.401cm"/>
    </style:style>
    <style:style style:name="Tabella1.F" style:family="table-column">
      <style:table-column-properties style:column-width="0.926cm"/>
    </style:style>
    <style:style style:name="Tabella1.G" style:family="table-column">
      <style:table-column-properties style:column-width="2.963cm"/>
    </style:style>
    <style:style style:name="Tabella1.H" style:family="table-column">
      <style:table-column-properties style:column-width="0.531cm"/>
    </style:style>
    <style:style style:name="Tabella1.I" style:family="table-column">
      <style:table-column-properties style:column-width="3.152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H3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8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B9" style:family="table-cell">
      <style:table-cell-properties style:vertical-align="middle" fo:background-color="transparent" fo:padding="0.097cm" fo:border-left="0.05pt solid #e6e6ff" fo:border-right="none" fo:border-top="none" fo:border-bottom="0.05pt solid #000000">
        <style:background-image/>
      </style:table-cell-properties>
    </style:style>
    <style:style style:name="Tabella1.I9" style:family="table-cell">
      <style:table-cell-properties style:vertical-align="middle" fo:background-color="transparent" fo:padding="0.097cm" fo:border-left="0.05pt solid #e6e6ff" fo:border-right="0.05pt solid #000000" fo:border-top="none" fo:border-bottom="0.05pt solid #000000">
        <style:background-image/>
      </style:table-cell-properties>
    </style:style>
    <style:style style:name="Tabella1.19" style:family="table-row">
      <style:table-row-properties style:min-row-height="2.062cm" fo:background-color="transparent" fo:keep-together="auto">
        <style:background-image/>
      </style:table-row-properties>
    </style:style>
    <style:style style:name="Tabella1.A19" style:family="table-cell">
      <style:table-cell-properties style:vertical-align="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1.D19" style:family="table-cell">
      <style:table-cell-properties style:vertical-align=""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</style:style>
    <style:style style:name="P4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rsid="002394e3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Ubuntu Light" fo:font-size="10pt" fo:font-weight="normal" officeooo:paragraph-rsid="0019880d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justify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Ubuntu Light" fo:font-size="11pt" fo:font-weight="bold" officeooo:paragraph-rsid="001f0044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officeooo:paragraph-rsid="0015dd8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normal" officeooo:paragraph-rsid="001f88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bold" officeooo:rsid="001f888b" officeooo:paragraph-rsid="001f888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Frame_20_contents">
      <style:paragraph-properties fo:text-align="center" style:justify-single-word="false"/>
      <style:text-properties officeooo:rsid="00307263" officeooo:paragraph-rsid="00307263"/>
    </style:style>
    <style:style style:name="P1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P23" style:family="paragraph" style:parent-style-name="Micronaet_20_-_20_Tabella_20_titolo">
      <style:paragraph-properties fo:text-align="center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rsid="002394e3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5" style:family="paragraph" style:parent-style-name="Frame_20_contents">
      <style:paragraph-properties fo:text-align="center" style:justify-single-word="false"/>
      <style:text-properties officeooo:rsid="00307263" officeooo:paragraph-rsid="00307263"/>
    </style:style>
    <style:style style:name="T1" style:family="text">
      <style:text-properties fo:color="#ff0000"/>
    </style:style>
    <style:style style:name="T2" style:family="text">
      <style:text-properties fo:color="#ff0000" style:font-name="Ubuntu Light" fo:font-size="16.5pt" style:font-size-asian="16.5pt" style:font-size-complex="16.5pt"/>
    </style:style>
    <style:style style:name="T3" style:family="text">
      <style:text-properties fo:color="#ff0000" style:font-name="Ubuntu Light"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color="#ff0000" style:font-name="Ubuntu Light" fo:font-size="11pt" fo:font-weight="normal" officeooo:rsid="003accd0" style:font-size-asian="11pt" style:font-weight-asian="normal" style:font-size-complex="11pt" style:font-weight-complex="normal"/>
    </style:style>
    <style:style style:name="T5" style:family="text">
      <style:text-properties fo:color="#ff0000" fo:font-weight="normal" style:font-weight-asian="normal" style:font-weight-complex="normal"/>
    </style:style>
    <style:style style:name="T6" style:family="text">
      <style:text-properties fo:color="#ff0000" fo:font-size="15pt" fo:font-weight="normal" style:font-size-asian="15pt" style:font-weight-asian="normal" style:font-size-complex="15pt" style:font-weight-complex="normal"/>
    </style:style>
    <style:style style:name="T7" style:family="text">
      <style:text-properties style:font-name="Ubuntu Light" fo:font-size="16.5pt" style:font-size-asian="16.5pt" style:font-size-complex="16.5pt"/>
    </style:style>
    <style:style style:name="T8" style:family="text">
      <style:text-properties officeooo:rsid="001f237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none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placeholder text:placeholder-type="text">&lt;for each="o in objects"&gt;</text:placeholder></text:p>
      <table:table table:name="Tabella1" table:style-name="Tabella1">
        <table:table-column table:style-name="Tabella1.A" table:number-columns-repeated="2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row table:style-name="Tabella1.1">
          <table:table-cell table:style-name="Tabella1.A1" office:value-type="string">
            <text:p text:style-name="Micronaet_20_-_20_Tabella_20_titolo">Progressivo</text:p>
          </table:table-cell>
          <table:table-cell table:style-name="Tabella1.A1" office:value-type="string">
            <text:p text:style-name="Micronaet_20_-_20_Tabella_20_titolo">Data</text:p>
          </table:table-cell>
          <table:table-cell table:style-name="Tabella1.A1" table:number-columns-spanned="3" office:value-type="string">
            <text:p text:style-name="Micronaet_20_-_20_Tabella_20_titolo">Cliente</text:p>
          </table:table-cell>
          <table:covered-table-cell/>
          <table:covered-table-cell/>
          <table:table-cell table:style-name="Tabella1.F1" table:number-columns-spanned="4" office:value-type="string">
            <text:p text:style-name="Micronaet_20_-_20_Tabella_20_titolo">Destinazione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22"><text:placeholder text:placeholder-type="text">&lt;o.ref&gt;</text:placeholder></text:p>
          </table:table-cell>
          <table:table-cell table:style-name="Tabella1.B2" office:value-type="string">
            <text:p text:style-name="P21"><text:placeholder text:placeholder-type="text">&lt;formatLang(o.date, date=True) if o.date else ""&gt;</text:placeholder></text:p>
          </table:table-cell>
          <table:table-cell table:style-name="Tabella1.C2" table:number-columns-spanned="3" office:value-type="string">
            <text:p text:style-name="P21"><text:placeholder text:placeholder-type="text">&lt;o.partner_id.name if o.partner_id else ''&gt;</text:placeholder></text:p>
          </table:table-cell>
          <table:covered-table-cell/>
          <table:covered-table-cell/>
          <table:table-cell table:style-name="Tabella1.F2" table:number-columns-spanned="4" office:value-type="string">
            <text:p text:style-name="P21"><text:placeholder text:placeholder-type="text">&lt;o.partner_address_id.name if o.partner_address_id else ''&gt;</text:placeholder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2" office:value-type="string">
            <text:p text:style-name="P7">Segnalatore</text:p>
          </table:table-cell>
          <table:covered-table-cell/>
          <table:table-cell table:style-name="Tabella1.A3" table:number-columns-spanned="3" office:value-type="string">
            <text:p text:style-name="P7">Rif. Cliente Codice NC</text:p>
          </table:table-cell>
          <table:covered-table-cell/>
          <table:covered-table-cell/>
          <table:table-cell table:style-name="Tabella1.A3" table:number-columns-spanned="2" office:value-type="string">
            <text:p text:style-name="P15">Rif. DDT</text:p>
          </table:table-cell>
          <table:covered-table-cell/>
          <table:table-cell table:style-name="Tabella1.H3" table:number-columns-spanned="2" office:value-type="string">
            <text:p text:style-name="P15">In carico a</text:p>
          </table:table-cell>
          <table:covered-table-cell/>
        </table:table-row>
        <table:table-row table:style-name="Tabella1.1">
          <table:table-cell table:style-name="Tabella1.A4" table:number-columns-spanned="2" office:value-type="string">
            <text:p text:style-name="P9"><text:placeholder text:placeholder-type="text">&lt;o.partner_ref&gt;</text:placeholder></text:p>
          </table:table-cell>
          <table:covered-table-cell/>
          <table:table-cell table:style-name="Tabella1.C4" table:number-columns-spanned="3" office:value-type="string">
            <text:p text:style-name="P9"><text:placeholder text:placeholder-type="text">&lt;o.customer_ref&gt;</text:placeholder></text:p>
          </table:table-cell>
          <table:covered-table-cell/>
          <table:covered-table-cell/>
          <table:table-cell table:style-name="Tabella1.F4" table:number-columns-spanned="2" office:value-type="string">
            <text:p text:style-name="P14"><text:placeholder text:placeholder-type="text">&lt;' DDT nr %s del %s' % (o.ddt_ref,o.ddt_date) if o.ddt_ref or o.ddt_date else ''&gt;</text:placeholder></text:p>
          </table:table-cell>
          <table:covered-table-cell/>
          <table:table-cell table:style-name="Tabella1.H4" table:number-columns-spanned="2" office:value-type="string">
            <text:p text:style-name="P14"><text:placeholder text:placeholder-type="text">&lt;o.receive_user_id.name&gt;</text:placeholder></text:p>
          </table:table-cell>
          <table:covered-table-cell/>
        </table:table-row>
        <table:table-row table:style-name="Tabella1.1">
          <table:table-cell table:style-name="Tabella1.F1" table:number-columns-spanned="9" office:value-type="string">
            <text:p text:style-name="P11">Descrizio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9" office:value-type="string">
            <text:p text:style-name="P10"><text:placeholder text:placeholder-type="text">&lt;o.subjec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3" office:value-type="string">
            <text:p text:style-name="Micronaet_20_-_20_Tabella_20_titolo">Lotto int.</text:p>
          </table:table-cell>
          <table:table-cell table:style-name="Tabella1.A3" table:number-columns-spanned="3" office:value-type="string">
            <text:p text:style-name="Micronaet_20_-_20_Tabella_20_titolo">Prodotto</text:p>
          </table:table-cell>
          <table:covered-table-cell/>
          <table:covered-table-cell/>
          <table:table-cell table:style-name="Tabella1.A3" table:number-columns-spanned="2" office:value-type="string">
            <text:p text:style-name="Micronaet_20_-_20_Tabella_20_titolo">Lotto <text:span text:style-name="T8">e</text:span>ti<text:span text:style-name="T8">c.</text:span></text:p>
          </table:table-cell>
          <table:covered-table-cell/>
          <table:table-cell table:style-name="Tabella1.A3" table:number-columns-spanned="2" office:value-type="string">
            <text:p text:style-name="Micronaet_20_-_20_Tabella_20_titolo">Marchio</text:p>
          </table:table-cell>
          <table:covered-table-cell/>
          <table:table-cell table:style-name="Tabella1.H3" office:value-type="string">
            <text:p text:style-name="Micronaet_20_-_20_Tabella_20_titolo">Scadenza</text:p>
          </table:table-cell>
        </table:table-row>
        <table:table-row table:style-name="Tabella1.7">
          <table:table-cell table:style-name="Tabella1.A8" table:number-columns-spanned="9" office:value-type="string">
            <text:p text:style-name="P19"><text:placeholder text:placeholder-type="text">&lt;for each="l in o.produc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9" office:value-type="string">
            <text:p text:style-name="P8"><text:placeholder text:placeholder-type="text">&lt;l.lot_id.name&gt;</text:placeholder></text:p>
          </table:table-cell>
          <table:table-cell table:style-name="Tabella1.B9" table:number-columns-spanned="3" office:value-type="string">
            <text:p text:style-name="P8"><text:placeholder text:placeholder-type="text">&lt;l.lot_id.product_id.name&gt;</text:placeholder></text:p>
          </table:table-cell>
          <table:covered-table-cell/>
          <table:covered-table-cell/>
          <table:table-cell table:style-name="Tabella1.B9" table:number-columns-spanned="2" office:value-type="string">
            <text:p text:style-name="P8"><text:placeholder text:placeholder-type="text">&lt;l.label_lot&gt;</text:placeholder></text:p>
          </table:table-cell>
          <table:covered-table-cell/>
          <table:table-cell table:style-name="Tabella1.B9" table:number-columns-spanned="2" office:value-type="string">
            <text:p text:style-name="P8"><text:placeholder text:placeholder-type="text">&lt;l.label_supplier&gt;</text:placeholder></text:p>
          </table:table-cell>
          <table:covered-table-cell/>
          <table:table-cell table:style-name="Tabella1.I9" office:value-type="string">
            <text:p text:style-name="P8"><text:placeholder text:placeholder-type="text">&lt;l.lot_deadline or ''&gt;</text:placeholder></text:p>
          </table:table-cell>
        </table:table-row>
        <table:table-row table:style-name="Tabella1.7">
          <table:table-cell table:style-name="Tabella1.A8" table:number-columns-spanned="9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H3" table:number-columns-spanned="9" office:value-type="string">
            <text:p text:style-name="P16">Analisi della ca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9" office:value-type="string">
            <text:p text:style-name="P13"><text:placeholder text:placeholder-type="text">&lt;o.analysis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H3" table:number-columns-spanned="9" office:value-type="string">
            <text:p text:style-name="P23">Trattamento della Non Conformit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9" office:value-type="string">
            <text:p text:style-name="P12"><text:placeholder text:placeholder-type="text">&lt;o.treatment_conformed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H3" table:number-columns-spanned="9" office:value-type="string">
            <text:p text:style-name="P23">Azioni Correttive / Preventiv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9" office:value-type="string">
            <text:p text:style-name="P12"><text:placeholder text:placeholder-type="text">&lt;o.solution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H3" table:number-columns-spanned="9" office:value-type="string">
            <text:p text:style-name="P23">Considerazio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9" office:value-type="string">
            <text:p text:style-name="P12"><text:placeholder text:placeholder-type="text">&lt;o.consideration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9">
          <table:table-cell table:style-name="Tabella1.A19" table:number-columns-spanned="3" office:value-type="string">
            <text:p text:style-name="P5"/>
          </table:table-cell>
          <table:covered-table-cell/>
          <table:covered-table-cell/>
          <table:table-cell table:style-name="Tabella1.D19" table:number-columns-spanned="6" office:value-type="string">
            <text:p text:style-name="P5">Ufficio Qualità<text:line-break/><draw:frame draw:style-name="fr1" draw:name="image: asimage(o.reference_user_id.signature_image)" text:anchor-type="as-char" svg:width="5.29cm" style:rel-width="54%" svg:height="0.041cm" style:rel-height="scale-min" draw:z-index="2"><draw:text-box><text:p text:style-name="P17"/></draw:text-box></draw:frame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Micronaet_20_-_20_Tabella_20_titolo" style:display-name="Micronaet - Tabella titolo" style:family="paragraph" style:parent-style-name="Table_20_Contents" style:class="extra">
      <style:paragraph-properties fo:text-align="center" style:justify-single-word="false"/>
      <style:text-properties style:font-name="Ubuntu Light" fo:font-family="'Ubuntu Light'" style:font-pitch="variable" fo:font-size="10pt" fo:font-weight="bold" style:font-size-asian="10pt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</style:style>
    <style:style style:name="MP5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rsid="002394e3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fo:color="#ff0000" style:font-name="Ubuntu Light" fo:font-size="16.5pt" style:font-size-asian="16.5pt" style:font-size-complex="16.5pt"/>
    </style:style>
    <style:style style:name="MT2" style:family="text">
      <style:text-properties fo:color="#ff0000"/>
    </style:style>
    <style:style style:name="MT3" style:family="text">
      <style:text-properties style:font-name="Ubuntu Light" fo:font-size="16.5pt" style:font-size-asian="16.5pt" style:font-size-complex="16.5pt"/>
    </style:style>
    <style:style style:name="MT4" style:family="text">
      <style:text-properties fo:color="#ff0000" fo:font-weight="normal" style:font-weight-asian="normal" style:font-weight-complex="normal"/>
    </style:style>
    <style:style style:name="MT5" style:family="text">
      <style:text-properties fo:color="#ff0000" fo:font-size="15pt" fo:font-weight="normal" style:font-size-asian="15pt" style:font-weight-asian="normal" style:font-size-complex="15pt" style:font-weight-complex="normal"/>
    </style:style>
    <style:style style:name="MT6" style:family="text">
      <style:text-properties fo:color="#ff0000" style:font-name="Ubuntu Light" fo:font-size="11pt" fo:font-weight="normal" style:font-size-asian="11pt" style:font-weight-asian="normal" style:font-size-complex="11pt" style:font-weight-complex="normal"/>
    </style:style>
    <style:style style:name="MT7" style:family="text">
      <style:text-properties fo:color="#ff0000" style:font-name="Ubuntu Light" fo:font-size="11pt" fo:font-weight="normal" officeooo:rsid="003accd0" style:font-size-asian="11pt" style:font-weight-asian="normal" style:font-size-complex="11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2.499cm" fo:margin-left="10.689cm" fo:margin-right="0.011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magine1" text:anchor-type="paragraph" svg:x="16.82cm" svg:y="0.362cm" svg:width="2.408cm" svg:height="2.305cm" draw:z-index="1"><draw:image xlink:href="Pictures/10000201000000740000006FB6E6A6F9.png" xlink:type="simple" xlink:show="embed" xlink:actuate="onLoad"/></draw:frame></text:p>
        <text:p text:style-name="MP1"><draw:frame draw:style-name="Mfr1" draw:name="immagini1" text:anchor-type="paragraph" svg:x="8.38cm" svg:y="0.12cm" svg:width="5.68cm" svg:height="1.891cm" draw:z-index="0"><draw:image xlink:href="Pictures/100000000000016600000077BCE3AB21.jpg" xlink:type="simple" xlink:show="embed" xlink:actuate="onLoad"/></draw:frame></text:p>
        <text:p text:style-name="MP2"><text:span text:style-name="MT1"><text:s text:c="8"/>General Food SPA</text:span><text:span text:style-name="MT2"><text:tab/><text:tab/></text:span></text:p>
        <text:p text:style-name="MP3"><text:s text:c="14"/><text:span text:style-name="MT3">Report: Reclamo</text:span></text:p>
        <text:p text:style-name="MP4"><text:span text:style-name="MT2"><text:s text:c="6"/></text:span><text:span text:style-name="MT4"><text:s text:c="8"/></text:span><text:span text:style-name="MT5"><text:s text:c="4"/></text:span><text:span text:style-name="MT6">(Ver. 1.</text:span><text:span text:style-name="MT7">1</text:span><text:span text:style-name="MT6"> del </text:span><text:span text:style-name="MT7">05/12/2019</text:span><text:span text:style-name="MT6">)</text:span></text:p>
      </style:header>
      <style:footer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6-13T11:53:49.667654574</dc:date>
    <meta:editing-duration>P1DT16H26M30S</meta:editing-duration>
    <meta:editing-cycles>451</meta:editing-cycles>
    <meta:generator>LibreOffice/4.3.3.2$Linux_X86_64 LibreOffice_project/430m0$Build-2</meta:generator>
    <dc:creator>thebrush </dc:creator>
    <meta:document-statistic meta:table-count="1" meta:image-count="2" meta:object-count="0" meta:page-count="1" meta:paragraph-count="44" meta:word-count="111" meta:character-count="911" meta:non-whitespace-character-count="801"/>
    <meta:user-defined meta:name="Info 1"/>
    <meta:user-defined meta:name="Info 2"/>
    <meta:user-defined meta:name="Info 3"/>
    <meta:user-defined meta:name="Info 4"/>
  </office:meta>
</office:document-meta>
</file>